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51.96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62.76pt"/>
    </style:style>
    <style:style style:name="co7" style:family="table-column">
      <style:table-column-properties fo:break-before="auto" style:column-width="59.64pt"/>
    </style:style>
    <style:style style:name="co8" style:family="table-column">
      <style:table-column-properties fo:break-before="auto" style:column-width="47.8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>
        <table:shapes>
          <draw:frame draw:z-index="0" draw:style-name="gr1" draw:text-style-name="P1" svg:width="453.51pt" svg:height="255.09pt" svg:x="2.83pt" svg:y="143.66pt">
            <draw:object draw:notify-on-update-of-ranges="time.A1:time.A1 time.A2:time.A2 time.A3:time.A3 time.A4:time.A4 time.A5:time.A5 time.A6:time.A6 time.A7:time.A7 time.A8:time.A8 time.A9:time.A9 time.A10:time.A10 time.A11:time.A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48.07pt" svg:y="143.66pt">
            <draw:object draw:notify-on-update-of-ranges="time.A1:time.A1 time.A2:time.A2 time.A3:time.A3 time.A4:time.A4 time.A5:time.A5 time.A6:time.A6 time.A7:time.A7 time.A8:time.A8 time.A9:time.A9 time.A10:time.A10 time.A11:time.A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table:style-name="Default"/>
          <table:table-cell table:style-name="ce1" office:value-type="string" calcext:value-type="string">
            <text:p><text:s/>S1</text:p>
          </table:table-cell>
          <table:table-cell table:style-name="ce1" office:value-type="string" calcext:value-type="string">
            <text:p><text:s/>H</text:p>
          </table:table-cell>
          <table:table-cell table:style-name="ce1" office:value-type="string" calcext:value-type="string">
            <text:p><text:s/>Fano (tp)</text:p>
          </table:table-cell>
          <table:table-cell table:style-name="ce1" office:value-type="string" calcext:value-type="string">
            <text:p><text:s/>Fano (tu)</text:p>
          </table:table-cell>
          <table:table-cell table:style-name="ce1" office:value-type="string" calcext:value-type="string">
            <text:p><text:s/>LZ775 (tp)</text:p>
          </table:table-cell>
          <table:table-cell table:style-name="ce1" office:value-type="string" calcext:value-type="string">
            <text:p><text:s/>LZ775 (tu)</text:p>
          </table:table-cell>
          <table:table-cell table:style-name="ce1" office:value-type="string" calcext:value-type="string">
            <text:p><text:s/>LZ7710 (tp)</text:p>
          </table:table-cell>
          <table:table-cell table:style-name="ce1" office:value-type="string" calcext:value-type="string">
            <text:p><text:s/>LZ7710 (tu)</text:p>
          </table:table-cell>
          <table:table-cell table:style-name="ce1" office:value-type="string" calcext:value-type="string">
            <text:p>LZ7720 (tp)</text:p>
          </table:table-cell>
          <table:table-cell table:style-name="ce1" office:value-type="string" calcext:value-type="string">
            <text:p><text:s/>LZ7720 (tu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27113" calcext:value-type="float">
            <text:p>2227113</text:p>
          </table:table-cell>
          <table:table-cell office:value-type="float" office:value="0.99781" calcext:value-type="float">
            <text:p>0.99781</text:p>
          </table:table-cell>
          <table:table-cell office:value-type="float" office:value="808" calcext:value-type="float">
            <text:p>808</text:p>
          </table:table-cell>
          <table:table-cell office:value-type="float" office:value="282" calcext:value-type="float">
            <text:p>282</text:p>
          </table:table-cell>
          <table:table-cell office:value-type="float" office:value="30998" calcext:value-type="float">
            <text:p>30998</text:p>
          </table:table-cell>
          <table:table-cell office:value-type="float" office:value="425" calcext:value-type="float">
            <text:p>425</text:p>
          </table:table-cell>
          <table:table-cell office:value-type="float" office:value="59875" calcext:value-type="float">
            <text:p>59875</text:p>
          </table:table-cell>
          <table:table-cell office:value-type="float" office:value="433" calcext:value-type="float">
            <text:p>433</text:p>
          </table:table-cell>
          <table:table-cell office:value-type="float" office:value="116827" calcext:value-type="float">
            <text:p>116827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4305" calcext:value-type="float">
            <text:p>2134305</text:p>
          </table:table-cell>
          <table:table-cell office:value-type="float" office:value="0.99613" calcext:value-type="float">
            <text:p>0.99613</text:p>
          </table:table-cell>
          <table:table-cell office:value-type="float" office:value="851" calcext:value-type="float">
            <text:p>851</text:p>
          </table:table-cell>
          <table:table-cell office:value-type="float" office:value="309" calcext:value-type="float">
            <text:p>309</text:p>
          </table:table-cell>
          <table:table-cell office:value-type="float" office:value="32756" calcext:value-type="float">
            <text:p>32756</text:p>
          </table:table-cell>
          <table:table-cell office:value-type="float" office:value="434" calcext:value-type="float">
            <text:p>434</text:p>
          </table:table-cell>
          <table:table-cell office:value-type="float" office:value="61060" calcext:value-type="float">
            <text:p>61060</text:p>
          </table:table-cell>
          <table:table-cell office:value-type="float" office:value="432" calcext:value-type="float">
            <text:p>432</text:p>
          </table:table-cell>
          <table:table-cell office:value-type="float" office:value="106212" calcext:value-type="float">
            <text:p>106212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89174" calcext:value-type="float">
            <text:p>2289174</text:p>
          </table:table-cell>
          <table:table-cell office:value-type="float" office:value="0.482881" calcext:value-type="float">
            <text:p>0.482881</text:p>
          </table:table-cell>
          <table:table-cell office:value-type="float" office:value="651" calcext:value-type="float">
            <text:p>651</text:p>
          </table:table-cell>
          <table:table-cell office:value-type="float" office:value="127" calcext:value-type="float">
            <text:p>127</text:p>
          </table:table-cell>
          <table:table-cell office:value-type="float" office:value="13687" calcext:value-type="float">
            <text:p>13687</text:p>
          </table:table-cell>
          <table:table-cell office:value-type="float" office:value="137" calcext:value-type="float">
            <text:p>137</text:p>
          </table:table-cell>
          <table:table-cell office:value-type="float" office:value="24841" calcext:value-type="float">
            <text:p>24841</text:p>
          </table:table-cell>
          <table:table-cell office:value-type="float" office:value="132" calcext:value-type="float">
            <text:p>132</text:p>
          </table:table-cell>
          <table:table-cell office:value-type="float" office:value="43405" calcext:value-type="float">
            <text:p>4340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89258" calcext:value-type="float">
            <text:p>2289258</text:p>
          </table:table-cell>
          <table:table-cell office:value-type="float" office:value="0.406659" calcext:value-type="float">
            <text:p>0.406659</text:p>
          </table:table-cell>
          <table:table-cell office:value-type="float" office:value="618" calcext:value-type="float">
            <text:p>618</text:p>
          </table:table-cell>
          <table:table-cell office:value-type="float" office:value="117" calcext:value-type="float">
            <text:p>117</text:p>
          </table:table-cell>
          <table:table-cell office:value-type="float" office:value="16345" calcext:value-type="float">
            <text:p>16345</text:p>
          </table:table-cell>
          <table:table-cell office:value-type="float" office:value="110" calcext:value-type="float">
            <text:p>110</text:p>
          </table:table-cell>
          <table:table-cell office:value-type="float" office:value="28557" calcext:value-type="float">
            <text:p>28557</text:p>
          </table:table-cell>
          <table:table-cell office:value-type="float" office:value="108" calcext:value-type="float">
            <text:p>108</text:p>
          </table:table-cell>
          <table:table-cell office:value-type="float" office:value="47098" calcext:value-type="float">
            <text:p>4709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61533" calcext:value-type="float">
            <text:p>2161533</text:p>
          </table:table-cell>
          <table:table-cell office:value-type="float" office:value="0.977408" calcext:value-type="float">
            <text:p>0.977408</text:p>
          </table:table-cell>
          <table:table-cell office:value-type="float" office:value="819" calcext:value-type="float">
            <text:p>819</text:p>
          </table:table-cell>
          <table:table-cell office:value-type="float" office:value="274" calcext:value-type="float">
            <text:p>274</text:p>
          </table:table-cell>
          <table:table-cell office:value-type="float" office:value="26150" calcext:value-type="float">
            <text:p>26150</text:p>
          </table:table-cell>
          <table:table-cell office:value-type="float" office:value="365" calcext:value-type="float">
            <text:p>365</text:p>
          </table:table-cell>
          <table:table-cell office:value-type="float" office:value="49160" calcext:value-type="float">
            <text:p>49160</text:p>
          </table:table-cell>
          <table:table-cell office:value-type="float" office:value="338" calcext:value-type="float">
            <text:p>338</text:p>
          </table:table-cell>
          <table:table-cell office:value-type="float" office:value="92472" calcext:value-type="float">
            <text:p>92472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69090" calcext:value-type="float">
            <text:p>2169090</text:p>
          </table:table-cell>
          <table:table-cell office:value-type="float" office:value="0.999882" calcext:value-type="float">
            <text:p>0.999882</text:p>
          </table:table-cell>
          <table:table-cell office:value-type="float" office:value="813" calcext:value-type="float">
            <text:p>813</text:p>
          </table:table-cell>
          <table:table-cell office:value-type="float" office:value="297" calcext:value-type="float">
            <text:p>297</text:p>
          </table:table-cell>
          <table:table-cell office:value-type="float" office:value="31184" calcext:value-type="float">
            <text:p>31184</text:p>
          </table:table-cell>
          <table:table-cell office:value-type="float" office:value="419" calcext:value-type="float">
            <text:p>419</text:p>
          </table:table-cell>
          <table:table-cell office:value-type="float" office:value="58915" calcext:value-type="float">
            <text:p>58915</text:p>
          </table:table-cell>
          <table:table-cell office:value-type="float" office:value="408" calcext:value-type="float">
            <text:p>408</text:p>
          </table:table-cell>
          <table:table-cell office:value-type="float" office:value="110834" calcext:value-type="float">
            <text:p>110834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62394" calcext:value-type="float">
            <text:p>2162394</text:p>
          </table:table-cell>
          <table:table-cell office:value-type="float" office:value="0.993449" calcext:value-type="float">
            <text:p>0.993449</text:p>
          </table:table-cell>
          <table:table-cell office:value-type="float" office:value="827" calcext:value-type="float">
            <text:p>827</text:p>
          </table:table-cell>
          <table:table-cell office:value-type="float" office:value="295" calcext:value-type="float">
            <text:p>295</text:p>
          </table:table-cell>
          <table:table-cell office:value-type="float" office:value="30583" calcext:value-type="float">
            <text:p>30583</text:p>
          </table:table-cell>
          <table:table-cell office:value-type="float" office:value="417" calcext:value-type="float">
            <text:p>417</text:p>
          </table:table-cell>
          <table:table-cell office:value-type="float" office:value="57723" calcext:value-type="float">
            <text:p>57723</text:p>
          </table:table-cell>
          <table:table-cell office:value-type="float" office:value="407" calcext:value-type="float">
            <text:p>407</text:p>
          </table:table-cell>
          <table:table-cell office:value-type="float" office:value="108057" calcext:value-type="float">
            <text:p>108057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08319" calcext:value-type="float">
            <text:p>2208319</text:p>
          </table:table-cell>
          <table:table-cell office:value-type="float" office:value="0.99542" calcext:value-type="float">
            <text:p>0.99542</text:p>
          </table:table-cell>
          <table:table-cell office:value-type="float" office:value="832" calcext:value-type="float">
            <text:p>832</text:p>
          </table:table-cell>
          <table:table-cell office:value-type="float" office:value="296" calcext:value-type="float">
            <text:p>296</text:p>
          </table:table-cell>
          <table:table-cell office:value-type="float" office:value="31997" calcext:value-type="float">
            <text:p>31997</text:p>
          </table:table-cell>
          <table:table-cell office:value-type="float" office:value="547" calcext:value-type="float">
            <text:p>547</text:p>
          </table:table-cell>
          <table:table-cell office:value-type="float" office:value="59125" calcext:value-type="float">
            <text:p>59125</text:p>
          </table:table-cell>
          <table:table-cell office:value-type="float" office:value="411" calcext:value-type="float">
            <text:p>411</text:p>
          </table:table-cell>
          <table:table-cell office:value-type="float" office:value="123961" calcext:value-type="float">
            <text:p>12396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44256" calcext:value-type="float">
            <text:p>2144256</text:p>
          </table:table-cell>
          <table:table-cell office:value-type="float" office:value="0.725713" calcext:value-type="float">
            <text:p>0.725713</text:p>
          </table:table-cell>
          <table:table-cell office:value-type="float" office:value="801" calcext:value-type="float">
            <text:p>801</text:p>
          </table:table-cell>
          <table:table-cell office:value-type="float" office:value="245" calcext:value-type="float">
            <text:p>245</text:p>
          </table:table-cell>
          <table:table-cell office:value-type="float" office:value="17433" calcext:value-type="float">
            <text:p>17433</text:p>
          </table:table-cell>
          <table:table-cell office:value-type="float" office:value="252" calcext:value-type="float">
            <text:p>252</text:p>
          </table:table-cell>
          <table:table-cell office:value-type="float" office:value="30028" calcext:value-type="float">
            <text:p>30028</text:p>
          </table:table-cell>
          <table:table-cell office:value-type="float" office:value="208" calcext:value-type="float">
            <text:p>208</text:p>
          </table:table-cell>
          <table:table-cell office:value-type="float" office:value="51870" calcext:value-type="float">
            <text:p>5187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85014" calcext:value-type="float">
            <text:p>2085014</text:p>
          </table:table-cell>
          <table:table-cell office:value-type="float" office:value="0.564284" calcext:value-type="float">
            <text:p>0.564284</text:p>
          </table:table-cell>
          <table:table-cell office:value-type="float" office:value="631" calcext:value-type="float">
            <text:p>631</text:p>
          </table:table-cell>
          <table:table-cell office:value-type="float" office:value="184" calcext:value-type="float">
            <text:p>184</text:p>
          </table:table-cell>
          <table:table-cell office:value-type="float" office:value="16192" calcext:value-type="float">
            <text:p>16192</text:p>
          </table:table-cell>
          <table:table-cell office:value-type="float" office:value="225" calcext:value-type="float">
            <text:p>225</text:p>
          </table:table-cell>
          <table:table-cell office:value-type="float" office:value="29206" calcext:value-type="float">
            <text:p>29206</text:p>
          </table:table-cell>
          <table:table-cell office:value-type="float" office:value="227" calcext:value-type="float">
            <text:p>227</text:p>
          </table:table-cell>
          <table:table-cell office:value-type="float" office:value="51895" calcext:value-type="float">
            <text:p>51895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 style:data-style-name="N2" text:time-value="17:04:55.0075306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6T17:16:04.722441138</dc:date>
    <meta:editing-duration>PT3M3S</meta:editing-duration>
    <meta:editing-cycles>2</meta:editing-cycles>
    <meta:generator>LibreOffice/6.0.7.3$Linux_X86_64 LibreOffice_project/00m0$Build-3</meta:generator>
    <meta:document-statistic meta:table-count="1" meta:cell-count="13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34cm" svg:y="0.316cm" chart:style-name="ch2">
          <text:p>Packing time</text:p>
        </chart:title>
        <chart:legend chart:legend-position="end" svg:x="14.875cm" svg:y="1.96cm" style:legend-expansion="high" chart:style-name="ch3"/>
        <chart:plot-area chart:style-name="ch4" table:cell-range-address="time.A1:time.A11 time.D1:time.D11 time.F1:time.F11 time.H1:time.H11 time.J1:time.J11" chart:data-source-has-labels="both" svg:x="1.331cm" svg:y="1.275cm" svg:width="13.224cm" svg:height="6.564cm">
          <chartooo:coordinate-region svg:x="2.693cm" svg:y="1.474cm" svg:width="11.862cm" svg:height="5.718cm"/>
          <chart:axis chart:dimension="x" chart:name="primary-x" chart:style-name="ch5" chartooo:axis-type="auto">
            <chartooo:date-scale/>
            <chart:title svg:x="7.198cm" svg:y="8.019cm" chart:style-name="ch6">
              <text:p>Algorithm</text:p>
            </chart:title>
            <chart:categories table:cell-range-address="time.D1:time.D1 time.F1:time.F1 time.H1:time.H1 time.J1:time.J1"/>
          </chart:axis>
          <chart:axis chart:dimension="y" chart:name="primary-y" chart:style-name="ch7">
            <chart:title svg:x="0.451cm" svg:y="5.329cm" chart:style-name="ch8">
              <text:p>Time (ms)</text:p>
            </chart:title>
            <chart:grid chart:style-name="ch9" chart:class="major"/>
          </chart:axis>
          <chart:series chart:style-name="ch10" chart:values-cell-range-address="time.D2:time.D2 time.F2:time.F2 time.H2:time.H2 time.J2:time.J2" chart:label-cell-address="time.A2:time.A2" chart:class="chart:bar">
            <chart:data-point chart:repeated="4"/>
          </chart:series>
          <chart:series chart:style-name="ch11" chart:values-cell-range-address="time.D3:time.D3 time.F3:time.F3 time.H3:time.H3 time.J3:time.J3" chart:label-cell-address="time.A3:time.A3" chart:class="chart:bar">
            <chart:data-point chart:repeated="4"/>
          </chart:series>
          <chart:series chart:style-name="ch12" chart:values-cell-range-address="time.D4:time.D4 time.F4:time.F4 time.H4:time.H4 time.J4:time.J4" chart:label-cell-address="time.A4:time.A4" chart:class="chart:bar">
            <chart:data-point chart:repeated="4"/>
          </chart:series>
          <chart:series chart:style-name="ch13" chart:values-cell-range-address="time.D5:time.D5 time.F5:time.F5 time.H5:time.H5 time.J5:time.J5" chart:label-cell-address="time.A5:time.A5" chart:class="chart:bar">
            <chart:data-point chart:repeated="4"/>
          </chart:series>
          <chart:series chart:style-name="ch14" chart:values-cell-range-address="time.D6:time.D6 time.F6:time.F6 time.H6:time.H6 time.J6:time.J6" chart:label-cell-address="time.A6:time.A6" chart:class="chart:bar">
            <chart:data-point chart:repeated="4"/>
          </chart:series>
          <chart:series chart:style-name="ch15" chart:values-cell-range-address="time.D7:time.D7 time.F7:time.F7 time.H7:time.H7 time.J7:time.J7" chart:label-cell-address="time.A7:time.A7" chart:class="chart:bar">
            <chart:data-point chart:repeated="4"/>
          </chart:series>
          <chart:series chart:style-name="ch16" chart:values-cell-range-address="time.D8:time.D8 time.F8:time.F8 time.H8:time.H8 time.J8:time.J8" chart:label-cell-address="time.A8:time.A8" chart:class="chart:bar">
            <chart:data-point chart:repeated="4"/>
          </chart:series>
          <chart:series chart:style-name="ch17" chart:values-cell-range-address="time.D9:time.D9 time.F9:time.F9 time.H9:time.H9 time.J9:time.J9" chart:label-cell-address="time.A9:time.A9" chart:class="chart:bar">
            <chart:data-point chart:repeated="4"/>
          </chart:series>
          <chart:series chart:style-name="ch18" chart:values-cell-range-address="time.D10:time.D10 time.F10:time.F10 time.H10:time.H10 time.J10:time.J10" chart:label-cell-address="time.A10:time.A10" chart:class="chart:bar">
            <chart:data-point chart:repeated="4"/>
          </chart:series>
          <chart:series chart:style-name="ch19" chart:values-cell-range-address="time.D11:time.D11 time.F11:time.F11 time.H11:time.H11 time.J11:time.J11" chart:label-cell-address="time.A11:time.A11" chart:class="chart:bar"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Fano (tp)</text:p>
                <draw:g>
                  <svg:desc>time.D1:time.D1 time.F1:time.F1 time.H1:time.H1 time.J1:time.J1</svg:desc>
                </draw:g>
              </table:table-cell>
              <table:table-cell office:value-type="string">
                <text:p> LZ775 (tp)</text:p>
              </table:table-cell>
              <table:table-cell office:value-type="string">
                <text:p> LZ7710 (tp)</text:p>
              </table:table-cell>
              <table:table-cell office:value-type="string">
                <text:p>LZ7720 (tp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time.A2:time.A2</svg:desc>
                </draw:g>
              </table:table-cell>
              <table:table-cell office:value-type="float" office:value="808">
                <text:p>808</text:p>
                <draw:g>
                  <svg:desc>time.D2:time.D2 time.F2:time.F2 time.H2:time.H2 time.J2:time.J2</svg:desc>
                </draw:g>
              </table:table-cell>
              <table:table-cell office:value-type="float" office:value="30998">
                <text:p>30998</text:p>
              </table:table-cell>
              <table:table-cell office:value-type="float" office:value="59875">
                <text:p>59875</text:p>
              </table:table-cell>
              <table:table-cell office:value-type="float" office:value="116827">
                <text:p>116827</text:p>
              </table:table-cell>
            </table:table-row>
            <table:table-row>
              <table:table-cell office:value-type="string">
                <text:p>2</text:p>
                <draw:g>
                  <svg:desc>time.A3:time.A3</svg:desc>
                </draw:g>
              </table:table-cell>
              <table:table-cell office:value-type="float" office:value="851">
                <text:p>851</text:p>
                <draw:g>
                  <svg:desc>time.D3:time.D3 time.F3:time.F3 time.H3:time.H3 time.J3:time.J3</svg:desc>
                </draw:g>
              </table:table-cell>
              <table:table-cell office:value-type="float" office:value="32756">
                <text:p>32756</text:p>
              </table:table-cell>
              <table:table-cell office:value-type="float" office:value="61060">
                <text:p>61060</text:p>
              </table:table-cell>
              <table:table-cell office:value-type="float" office:value="106212">
                <text:p>106212</text:p>
              </table:table-cell>
            </table:table-row>
            <table:table-row>
              <table:table-cell office:value-type="string">
                <text:p>3</text:p>
                <draw:g>
                  <svg:desc>time.A4:time.A4</svg:desc>
                </draw:g>
              </table:table-cell>
              <table:table-cell office:value-type="float" office:value="651">
                <text:p>651</text:p>
                <draw:g>
                  <svg:desc>time.D4:time.D4 time.F4:time.F4 time.H4:time.H4 time.J4:time.J4</svg:desc>
                </draw:g>
              </table:table-cell>
              <table:table-cell office:value-type="float" office:value="13687">
                <text:p>13687</text:p>
              </table:table-cell>
              <table:table-cell office:value-type="float" office:value="24841">
                <text:p>24841</text:p>
              </table:table-cell>
              <table:table-cell office:value-type="float" office:value="43405">
                <text:p>43405</text:p>
              </table:table-cell>
            </table:table-row>
            <table:table-row>
              <table:table-cell office:value-type="string">
                <text:p>4</text:p>
                <draw:g>
                  <svg:desc>time.A5:time.A5</svg:desc>
                </draw:g>
              </table:table-cell>
              <table:table-cell office:value-type="float" office:value="618">
                <text:p>618</text:p>
                <draw:g>
                  <svg:desc>time.D5:time.D5 time.F5:time.F5 time.H5:time.H5 time.J5:time.J5</svg:desc>
                </draw:g>
              </table:table-cell>
              <table:table-cell office:value-type="float" office:value="16345">
                <text:p>16345</text:p>
              </table:table-cell>
              <table:table-cell office:value-type="float" office:value="28557">
                <text:p>28557</text:p>
              </table:table-cell>
              <table:table-cell office:value-type="float" office:value="47098">
                <text:p>47098</text:p>
              </table:table-cell>
            </table:table-row>
            <table:table-row>
              <table:table-cell office:value-type="string">
                <text:p>5</text:p>
                <draw:g>
                  <svg:desc>time.A6:time.A6</svg:desc>
                </draw:g>
              </table:table-cell>
              <table:table-cell office:value-type="float" office:value="819">
                <text:p>819</text:p>
                <draw:g>
                  <svg:desc>time.D6:time.D6 time.F6:time.F6 time.H6:time.H6 time.J6:time.J6</svg:desc>
                </draw:g>
              </table:table-cell>
              <table:table-cell office:value-type="float" office:value="26150">
                <text:p>26150</text:p>
              </table:table-cell>
              <table:table-cell office:value-type="float" office:value="49160">
                <text:p>49160</text:p>
              </table:table-cell>
              <table:table-cell office:value-type="float" office:value="92472">
                <text:p>92472</text:p>
              </table:table-cell>
            </table:table-row>
            <table:table-row>
              <table:table-cell office:value-type="string">
                <text:p>6</text:p>
                <draw:g>
                  <svg:desc>time.A7:time.A7</svg:desc>
                </draw:g>
              </table:table-cell>
              <table:table-cell office:value-type="float" office:value="813">
                <text:p>813</text:p>
                <draw:g>
                  <svg:desc>time.D7:time.D7 time.F7:time.F7 time.H7:time.H7 time.J7:time.J7</svg:desc>
                </draw:g>
              </table:table-cell>
              <table:table-cell office:value-type="float" office:value="31184">
                <text:p>31184</text:p>
              </table:table-cell>
              <table:table-cell office:value-type="float" office:value="58915">
                <text:p>58915</text:p>
              </table:table-cell>
              <table:table-cell office:value-type="float" office:value="110834">
                <text:p>110834</text:p>
              </table:table-cell>
            </table:table-row>
            <table:table-row>
              <table:table-cell office:value-type="string">
                <text:p>7</text:p>
                <draw:g>
                  <svg:desc>time.A8:time.A8</svg:desc>
                </draw:g>
              </table:table-cell>
              <table:table-cell office:value-type="float" office:value="827">
                <text:p>827</text:p>
                <draw:g>
                  <svg:desc>time.D8:time.D8 time.F8:time.F8 time.H8:time.H8 time.J8:time.J8</svg:desc>
                </draw:g>
              </table:table-cell>
              <table:table-cell office:value-type="float" office:value="30583">
                <text:p>30583</text:p>
              </table:table-cell>
              <table:table-cell office:value-type="float" office:value="57723">
                <text:p>57723</text:p>
              </table:table-cell>
              <table:table-cell office:value-type="float" office:value="108057">
                <text:p>108057</text:p>
              </table:table-cell>
            </table:table-row>
            <table:table-row>
              <table:table-cell office:value-type="string">
                <text:p>8</text:p>
                <draw:g>
                  <svg:desc>time.A9:time.A9</svg:desc>
                </draw:g>
              </table:table-cell>
              <table:table-cell office:value-type="float" office:value="832">
                <text:p>832</text:p>
                <draw:g>
                  <svg:desc>time.D9:time.D9 time.F9:time.F9 time.H9:time.H9 time.J9:time.J9</svg:desc>
                </draw:g>
              </table:table-cell>
              <table:table-cell office:value-type="float" office:value="31997">
                <text:p>31997</text:p>
              </table:table-cell>
              <table:table-cell office:value-type="float" office:value="59125">
                <text:p>59125</text:p>
              </table:table-cell>
              <table:table-cell office:value-type="float" office:value="123961">
                <text:p>123961</text:p>
              </table:table-cell>
            </table:table-row>
            <table:table-row>
              <table:table-cell office:value-type="string">
                <text:p>9</text:p>
                <draw:g>
                  <svg:desc>time.A10:time.A10</svg:desc>
                </draw:g>
              </table:table-cell>
              <table:table-cell office:value-type="float" office:value="801">
                <text:p>801</text:p>
                <draw:g>
                  <svg:desc>time.D10:time.D10 time.F10:time.F10 time.H10:time.H10 time.J10:time.J10</svg:desc>
                </draw:g>
              </table:table-cell>
              <table:table-cell office:value-type="float" office:value="17433">
                <text:p>17433</text:p>
              </table:table-cell>
              <table:table-cell office:value-type="float" office:value="30028">
                <text:p>30028</text:p>
              </table:table-cell>
              <table:table-cell office:value-type="float" office:value="51870">
                <text:p>51870</text:p>
              </table:table-cell>
            </table:table-row>
            <table:table-row>
              <table:table-cell office:value-type="string">
                <text:p>10</text:p>
                <draw:g>
                  <svg:desc>time.A11:time.A11</svg:desc>
                </draw:g>
              </table:table-cell>
              <table:table-cell office:value-type="float" office:value="631">
                <text:p>631</text:p>
                <draw:g>
                  <svg:desc>time.D11:time.D11 time.F11:time.F11 time.H11:time.H11 time.J11:time.J11</svg:desc>
                </draw:g>
              </table:table-cell>
              <table:table-cell office:value-type="float" office:value="16192">
                <text:p>16192</text:p>
              </table:table-cell>
              <table:table-cell office:value-type="float" office:value="29206">
                <text:p>29206</text:p>
              </table:table-cell>
              <table:table-cell office:value-type="float" office:value="51895">
                <text:p>518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82cm" svg:y="0.316cm" chart:style-name="ch2">
          <text:p>Unpacking time</text:p>
        </chart:title>
        <chart:legend chart:legend-position="end" svg:x="14.875cm" svg:y="1.96cm" style:legend-expansion="high" chart:style-name="ch3"/>
        <chart:plot-area chart:style-name="ch4" table:cell-range-address="time.A1:time.A11 time.E1:time.E11 time.G1:time.G11 time.I1:time.I11 time.K1:time.K11" chart:data-source-has-labels="both" svg:x="1.331cm" svg:y="1.275cm" svg:width="13.224cm" svg:height="6.564cm">
          <chartooo:coordinate-region svg:x="2.138cm" svg:y="1.474cm" svg:width="12.417cm" svg:height="5.718cm"/>
          <chart:axis chart:dimension="x" chart:name="primary-x" chart:style-name="ch5" chartooo:axis-type="auto">
            <chartooo:date-scale/>
            <chart:title svg:x="7.198cm" svg:y="8.019cm" chart:style-name="ch6">
              <text:p>Algorithm</text:p>
            </chart:title>
            <chart:categories table:cell-range-address="time.E1:time.E1 time.G1:time.G1 time.I1:time.I1 time.K1:time.K1"/>
          </chart:axis>
          <chart:axis chart:dimension="y" chart:name="primary-y" chart:style-name="ch7">
            <chart:title svg:x="0.451cm" svg:y="5.329cm" chart:style-name="ch8">
              <text:p>Time (ms)</text:p>
            </chart:title>
            <chart:grid chart:style-name="ch9" chart:class="major"/>
          </chart:axis>
          <chart:series chart:style-name="ch10" chart:values-cell-range-address="time.E2:time.E2 time.G2:time.G2 time.I2:time.I2 time.K2:time.K2" chart:label-cell-address="time.A2:time.A2" chart:class="chart:bar">
            <chart:data-point chart:repeated="4"/>
          </chart:series>
          <chart:series chart:style-name="ch11" chart:values-cell-range-address="time.E3:time.E3 time.G3:time.G3 time.I3:time.I3 time.K3:time.K3" chart:label-cell-address="time.A3:time.A3" chart:class="chart:bar">
            <chart:data-point chart:repeated="4"/>
          </chart:series>
          <chart:series chart:style-name="ch12" chart:values-cell-range-address="time.E4:time.E4 time.G4:time.G4 time.I4:time.I4 time.K4:time.K4" chart:label-cell-address="time.A4:time.A4" chart:class="chart:bar">
            <chart:data-point chart:repeated="4"/>
          </chart:series>
          <chart:series chart:style-name="ch13" chart:values-cell-range-address="time.E5:time.E5 time.G5:time.G5 time.I5:time.I5 time.K5:time.K5" chart:label-cell-address="time.A5:time.A5" chart:class="chart:bar">
            <chart:data-point chart:repeated="4"/>
          </chart:series>
          <chart:series chart:style-name="ch14" chart:values-cell-range-address="time.E6:time.E6 time.G6:time.G6 time.I6:time.I6 time.K6:time.K6" chart:label-cell-address="time.A6:time.A6" chart:class="chart:bar">
            <chart:data-point chart:repeated="4"/>
          </chart:series>
          <chart:series chart:style-name="ch15" chart:values-cell-range-address="time.E7:time.E7 time.G7:time.G7 time.I7:time.I7 time.K7:time.K7" chart:label-cell-address="time.A7:time.A7" chart:class="chart:bar">
            <chart:data-point chart:repeated="4"/>
          </chart:series>
          <chart:series chart:style-name="ch16" chart:values-cell-range-address="time.E8:time.E8 time.G8:time.G8 time.I8:time.I8 time.K8:time.K8" chart:label-cell-address="time.A8:time.A8" chart:class="chart:bar">
            <chart:data-point chart:repeated="4"/>
          </chart:series>
          <chart:series chart:style-name="ch17" chart:values-cell-range-address="time.E9:time.E9 time.G9:time.G9 time.I9:time.I9 time.K9:time.K9" chart:label-cell-address="time.A9:time.A9" chart:class="chart:bar">
            <chart:data-point chart:repeated="4"/>
          </chart:series>
          <chart:series chart:style-name="ch18" chart:values-cell-range-address="time.E10:time.E10 time.G10:time.G10 time.I10:time.I10 time.K10:time.K10" chart:label-cell-address="time.A10:time.A10" chart:class="chart:bar">
            <chart:data-point chart:repeated="4"/>
          </chart:series>
          <chart:series chart:style-name="ch19" chart:values-cell-range-address="time.E11:time.E11 time.G11:time.G11 time.I11:time.I11 time.K11:time.K11" chart:label-cell-address="time.A11:time.A11" chart:class="chart:bar"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Fano (tu)</text:p>
                <draw:g>
                  <svg:desc>time.E1:time.E1 time.G1:time.G1 time.I1:time.I1 time.K1:time.K1</svg:desc>
                </draw:g>
              </table:table-cell>
              <table:table-cell office:value-type="string">
                <text:p> LZ775 (tu)</text:p>
              </table:table-cell>
              <table:table-cell office:value-type="string">
                <text:p> LZ7710 (tu)</text:p>
              </table:table-cell>
              <table:table-cell office:value-type="string">
                <text:p> LZ7720 (tu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time.A2:time.A2</svg:desc>
                </draw:g>
              </table:table-cell>
              <table:table-cell office:value-type="float" office:value="282">
                <text:p>282</text:p>
                <draw:g>
                  <svg:desc>time.E2:time.E2 time.G2:time.G2 time.I2:time.I2 time.K2:time.K2</svg:desc>
                </draw:g>
              </table:table-cell>
              <table:table-cell office:value-type="float" office:value="425">
                <text:p>425</text:p>
              </table:table-cell>
              <table:table-cell office:value-type="float" office:value="433">
                <text:p>43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</text:p>
                <draw:g>
                  <svg:desc>time.A3:time.A3</svg:desc>
                </draw:g>
              </table:table-cell>
              <table:table-cell office:value-type="float" office:value="309">
                <text:p>309</text:p>
                <draw:g>
                  <svg:desc>time.E3:time.E3 time.G3:time.G3 time.I3:time.I3 time.K3:time.K3</svg:desc>
                </draw:g>
              </table:table-cell>
              <table:table-cell office:value-type="float" office:value="434">
                <text:p>434</text:p>
              </table:table-cell>
              <table:table-cell office:value-type="float" office:value="432">
                <text:p>43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3</text:p>
                <draw:g>
                  <svg:desc>time.A4:time.A4</svg:desc>
                </draw:g>
              </table:table-cell>
              <table:table-cell office:value-type="float" office:value="127">
                <text:p>127</text:p>
                <draw:g>
                  <svg:desc>time.E4:time.E4 time.G4:time.G4 time.I4:time.I4 time.K4:time.K4</svg:desc>
                </draw:g>
              </table:table-cell>
              <table:table-cell office:value-type="float" office:value="137">
                <text:p>137</text:p>
              </table:table-cell>
              <table:table-cell office:value-type="float" office:value="132">
                <text:p>13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</text:p>
                <draw:g>
                  <svg:desc>time.A5:time.A5</svg:desc>
                </draw:g>
              </table:table-cell>
              <table:table-cell office:value-type="float" office:value="117">
                <text:p>117</text:p>
                <draw:g>
                  <svg:desc>time.E5:time.E5 time.G5:time.G5 time.I5:time.I5 time.K5:time.K5</svg:desc>
                </draw:g>
              </table:table-cell>
              <table:table-cell office:value-type="float" office:value="110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</text:p>
                <draw:g>
                  <svg:desc>time.A6:time.A6</svg:desc>
                </draw:g>
              </table:table-cell>
              <table:table-cell office:value-type="float" office:value="274">
                <text:p>274</text:p>
                <draw:g>
                  <svg:desc>time.E6:time.E6 time.G6:time.G6 time.I6:time.I6 time.K6:time.K6</svg:desc>
                </draw:g>
              </table:table-cell>
              <table:table-cell office:value-type="float" office:value="365">
                <text:p>365</text:p>
              </table:table-cell>
              <table:table-cell office:value-type="float" office:value="338">
                <text:p>338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6</text:p>
                <draw:g>
                  <svg:desc>time.A7:time.A7</svg:desc>
                </draw:g>
              </table:table-cell>
              <table:table-cell office:value-type="float" office:value="297">
                <text:p>297</text:p>
                <draw:g>
                  <svg:desc>time.E7:time.E7 time.G7:time.G7 time.I7:time.I7 time.K7:time.K7</svg:desc>
                </draw:g>
              </table:table-cell>
              <table:table-cell office:value-type="float" office:value="419">
                <text:p>419</text:p>
              </table:table-cell>
              <table:table-cell office:value-type="float" office:value="408">
                <text:p>408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7</text:p>
                <draw:g>
                  <svg:desc>time.A8:time.A8</svg:desc>
                </draw:g>
              </table:table-cell>
              <table:table-cell office:value-type="float" office:value="295">
                <text:p>295</text:p>
                <draw:g>
                  <svg:desc>time.E8:time.E8 time.G8:time.G8 time.I8:time.I8 time.K8:time.K8</svg:desc>
                </draw:g>
              </table:table-cell>
              <table:table-cell office:value-type="float" office:value="417">
                <text:p>417</text:p>
              </table:table-cell>
              <table:table-cell office:value-type="float" office:value="407">
                <text:p>407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8</text:p>
                <draw:g>
                  <svg:desc>time.A9:time.A9</svg:desc>
                </draw:g>
              </table:table-cell>
              <table:table-cell office:value-type="float" office:value="296">
                <text:p>296</text:p>
                <draw:g>
                  <svg:desc>time.E9:time.E9 time.G9:time.G9 time.I9:time.I9 time.K9:time.K9</svg:desc>
                </draw:g>
              </table:table-cell>
              <table:table-cell office:value-type="float" office:value="547">
                <text:p>547</text:p>
              </table:table-cell>
              <table:table-cell office:value-type="float" office:value="411">
                <text:p>411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9</text:p>
                <draw:g>
                  <svg:desc>time.A10:time.A10</svg:desc>
                </draw:g>
              </table:table-cell>
              <table:table-cell office:value-type="float" office:value="245">
                <text:p>245</text:p>
                <draw:g>
                  <svg:desc>time.E10:time.E10 time.G10:time.G10 time.I10:time.I10 time.K10:time.K10</svg:desc>
                </draw:g>
              </table:table-cell>
              <table:table-cell office:value-type="float" office:value="252">
                <text:p>252</text:p>
              </table:table-cell>
              <table:table-cell office:value-type="float" office:value="208">
                <text:p>20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0</text:p>
                <draw:g>
                  <svg:desc>time.A11:time.A11</svg:desc>
                </draw:g>
              </table:table-cell>
              <table:table-cell office:value-type="float" office:value="184">
                <text:p>184</text:p>
                <draw:g>
                  <svg:desc>time.E11:time.E11 time.G11:time.G11 time.I11:time.I11 time.K11:time.K11</svg:desc>
                </draw:g>
              </table:table-cell>
              <table:table-cell office:value-type="float" office:value="225">
                <text:p>225</text:p>
              </table:table-cell>
              <table:table-cell office:value-type="float" office:value="227">
                <text:p>227</text:p>
              </table:table-cell>
              <table:table-cell office:value-type="float" office:value="213">
                <text:p>2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